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32cm" fo:min-width="3.657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32cm" fo:min-width="2.848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5" draw:id="id5">
          <draw:custom-shape draw:style-name="gr1" draw:text-style-name="P2" xml:id="id1" draw:id="id1" draw:layer="layout" svg:width="4.191cm" svg:height="1.016cm" svg:x="0.224cm" svg:y="0.401cm">
            <text:p text:style-name="P1">White Nois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2" xml:id="id2" draw:id="id2" draw:layer="layout" svg:width="3.382cm" svg:height="1.016cm" svg:x="5.375cm" svg:y="0.402cm">
            <text:p text:style-name="P1">Lowpas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2" xml:id="id3" draw:id="id3" draw:layer="layout" svg:width="3.382cm" svg:height="1.016cm" svg:x="9.719cm" svg:y="0.403cm">
            <text:p text:style-name="P1">Highpas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2" xml:id="id4" draw:id="id4" draw:layer="layout" svg:width="3.382cm" svg:height="1.016cm" svg:x="14.025cm" svg:y="0.403cm">
            <text:p text:style-name="P1">Envelop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2" draw:layer="layout" draw:type="line" svg:x1="4.415cm" svg:y1="0.909cm" svg:x2="5.375cm" svg:y2="0.91cm" draw:start-shape="id1" draw:start-glue-point="7" draw:end-shape="id2" draw:end-glue-point="5" svg:d="M4415 909l960 1" svg:viewBox="0 0 961 2">
            <text:p/>
          </draw:connector>
          <draw:connector draw:style-name="gr3" draw:text-style-name="P2" draw:layer="layout" draw:type="line" svg:x1="8.757cm" svg:y1="0.91cm" svg:x2="9.719cm" svg:y2="0.911cm" draw:start-shape="id2" draw:start-glue-point="7" draw:end-shape="id3" draw:end-glue-point="5" svg:d="M8757 910l962 1" svg:viewBox="0 0 963 2">
            <text:p/>
          </draw:connector>
          <draw:connector draw:style-name="gr3" draw:text-style-name="P2" draw:layer="layout" draw:type="line" svg:x1="13.101cm" svg:y1="0.911cm" svg:x2="14.025cm" svg:y2="0.911cm" draw:start-shape="id3" draw:start-glue-point="7" draw:end-shape="id4" draw:end-glue-point="5" svg:d="M13101 911h924" svg:viewBox="0 0 925 1">
            <text:p/>
          </draw:connector>
        </draw:g>
        <draw:frame draw:style-name="gr4" draw:text-style-name="P3" xml:id="id6" draw:id="id6" draw:layer="layout" svg:width="3.175cm" svg:height="0.962cm" svg:x="18.504cm" svg:y="0.429cm">
          <draw:text-box>
            <text:p>To Model</text:p>
          </draw:text-box>
        </draw:frame>
        <draw:connector draw:style-name="gr3" draw:text-style-name="P2" draw:layer="layout" draw:type="line" svg:x1="17.407cm" svg:y1="0.91cm" svg:x2="18.504cm" svg:y2="0.91cm" draw:start-shape="id5" draw:start-glue-point="1" draw:end-shape="id6" draw:end-glue-point="3" svg:d="M17407 910h1097" svg:viewBox="0 0 1098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.7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8T15:58:47.054264966</meta:creation-date>
    <dc:date>2017-02-08T16:05:11.408203735</dc:date>
    <meta:editing-duration>PT6M24S</meta:editing-duration>
    <meta:editing-cycles>2</meta:editing-cycles>
    <meta:generator>LibreOffice/5.1.4.2$Linux_X86_64 LibreOffice_project/10m0$Build-2</meta:generator>
    <meta:document-statistic meta:object-count="10"/>
  </office:meta>
</office:document-meta>
</file>